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Normal">
      <style:text-properties officeooo:paragraph-rsid="00154bf2"/>
    </style:style>
    <style:style style:name="P2" style:family="paragraph" style:parent-style-name="Heading_20_2" style:master-page-name="Standard">
      <style:paragraph-properties style:page-number="auto"/>
      <style:text-properties style:text-line-through-style="none" style:text-line-through-type="none" fo:font-size="18pt" fo:font-style="normal" style:text-underline-style="solid" style:text-underline-width="auto" style:text-underline-color="font-color" fo:font-weight="bold" style:font-size-asian="18pt" style:font-style-asian="normal" style:font-weight-asian="bold" style:font-size-complex="18pt" style:font-weight-complex="bold"/>
    </style:style>
    <style:style style:name="P3" style:family="paragraph" style:parent-style-name="Heading_20_2">
      <style:text-properties style:text-line-through-style="none" style:text-line-through-type="none" fo:font-size="18pt" fo:font-style="normal" style:text-underline-style="solid" style:text-underline-width="auto" style:text-underline-color="font-color" fo:font-weight="bold" style:font-size-asian="18pt" style:font-style-asian="normal" style:font-weight-asian="bold" style:font-size-complex="18pt" style:font-weight-complex="bold"/>
    </style:style>
    <style:style style:name="P4" style:family="paragraph" style:parent-style-name="Heading_20_2">
      <style:text-properties style:text-line-through-style="none" style:text-line-through-type="none" fo:font-size="18pt" fo:font-style="normal" style:text-underline-style="solid" style:text-underline-width="auto" style:text-underline-color="font-color" fo:font-weight="bold" officeooo:rsid="00154bf2" officeooo:paragraph-rsid="00154bf2" style:font-size-asian="18pt" style:font-style-asian="normal" style:font-weight-asian="bold" style:font-size-complex="18pt" style:font-weight-complex="bold"/>
    </style:style>
    <style:style style:name="P5" style:family="paragraph" style:parent-style-name="Heading_20_2">
      <style:text-properties style:text-line-through-style="none" style:text-line-through-type="none" fo:font-size="18pt" fo:font-style="normal" style:text-underline-style="solid" style:text-underline-width="auto" style:text-underline-color="font-color" fo:font-weight="normal" officeooo:rsid="00154bf2" officeooo:paragraph-rsid="00154bf2" style:font-size-asian="18pt" style:font-style-asian="normal" style:font-weight-asian="normal" style:font-size-complex="18pt" style:font-weight-complex="bold"/>
    </style:style>
    <style:style style:name="P6" style:family="paragraph" style:parent-style-name="Heading_20_2">
      <style:text-properties style:text-line-through-style="none" style:text-line-through-type="none" fo:font-style="normal" fo:font-weight="normal" style:font-style-asian="normal" style:font-weight-asian="normal"/>
    </style:style>
    <style:style style:name="P7" style:family="paragraph" style:parent-style-name="Normal">
      <style:text-properties style:text-line-through-style="none" style:text-line-through-type="none" fo:font-style="normal" fo:font-weight="normal" style:font-style-asian="normal" style:font-weight-asian="normal"/>
    </style:style>
    <style:style style:name="P8" style:family="paragraph" style:parent-style-name="Normal">
      <style:text-properties style:text-line-through-style="none" style:text-line-through-type="none" fo:font-style="normal" fo:font-weight="bold" style:font-style-asian="normal" style:font-weight-asian="bold"/>
    </style:style>
    <style:style style:name="P9" style:family="paragraph" style:parent-style-name="Normal">
      <style:text-properties style:text-line-through-style="none" style:text-line-through-type="none" fo:font-size="18pt" fo:font-style="normal" style:text-underline-style="solid" style:text-underline-width="auto" style:text-underline-color="font-color" fo:font-weight="bold" officeooo:rsid="00154bf2" style:font-size-asian="18pt" style:font-style-asian="normal" style:font-weight-asian="bold" style:font-size-complex="18pt" style:font-weight-complex="bold"/>
    </style:style>
    <style:style style:name="T1" style:family="text">
      <style:text-properties style:text-line-through-style="none" style:text-line-through-type="none" fo:font-style="normal" fo:font-weight="normal" style:font-style-asian="normal" style:font-weight-asian="normal"/>
    </style:style>
    <style:style style:name="T2" style:family="text">
      <style:text-properties style:text-line-through-style="none" style:text-line-through-type="none" fo:font-style="normal" fo:font-weight="bold" style:font-style-asian="normal"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Jürgen Gmach</text:h>
      <text:p text:style-name="Normal"><text:span text:style-name="T1"/></text:p>
      <text:p text:style-name="Normal"><text:span text:style-name="T2">Could you introduce yourself briefly? What do you do and what are your hobbies?:</text:span><text:span text:style-name="T1"><text:line-break/>Hi! My name is Jürgen Gmach. I am a Senior Software Engineer at Canonical, working in the Launchpad team. Out main focus is the build infrastructure of Ubuntu. I am also an open source enthusiast. I am one of the core maintainers of the tox automation project.</text:span></text:p>
      <text:p text:style-name="Normal"><text:span text:style-name="T2">What exactly will you talk about in your talk/workshop? Why did you choose that topic?:</text:span><text:span text:style-name="T1"><text:line-break/>I want to take the audience on a journey, a journey of quite some years, from the very first plans to the release of tox 4, which was a complete rewrite from scratch of a tool, downloaded more than 10 million times a year. The tox automation project is not only considered a standard, but in the open source community and in the industry, but it is a project I care about deeply.</text:span></text:p>
      <text:p text:style-name="Normal"><text:span text:style-name="T2">What would you like to achieve by connecting with the audience with the talk/workshop?:</text:span><text:span text:style-name="T1"><text:line-break/>I want to let the audience take part of the life of open source maintainers, of their thoughts, the ups and downs, and their motivation. I want to show them a face. And I certainly want to elaborate whether Joel Spolsky was correct about the single worst strategic mistake that any software project can do: Decide to rewrite the code from scratch.</text:span></text:p>
      <text:p text:style-name="Normal"><text:span text:style-name="T2">What is your favorite programming language?:</text:span><text:span text:style-name="T1"><text:line-break/>My favorite programming language is certainly Python. I love the expressiveness and the versatility of the language. I can write almost any type of apps with it, from CLI over web to network applications.</text:span></text:p>
      <text:p text:style-name="Normal"><text:span text:style-name="T2">What is your favorite editor or programming environment?:</text:span><text:span text:style-name="T1"><text:line-break/>Depending on the context, I either use Vim or VS Code.</text:span></text:p>
      <text:p text:style-name="Normal"><text:span text:style-name="T2">What free software project you couldn't live without would you recommend?:</text:span><text:span text:style-name="T1"><text:line-break/>I could not live without Linux, as where else could I run my free and open source software?</text:span></text:p>
      <text:p text:style-name="Normal"><text:span text:style-name="T2">What was your first experience with free software/hardware?:</text:span><text:span text:style-name="T1"><text:line-break/>My first memory is that I had issues getting sound to work on Linux :-) This has become way better over the years!</text:span></text:p>
      <text:p text:style-name="Normal"><text:span text:style-name="T2">What was your first contact with free software/hardware?:</text:span><text:span text:style-name="T1"><text:line-break/>I am pretty sure I have seen my friends working with an early version of Slackware, but the first open source software I used myself was SuSE Linux 7.0, published in the year 2000.</text:span></text:p>
      <text:p text:style-name="Normal"><text:span text:style-name="T2">Do you contribute to free software/hardware? If yes: What is your main motivation for doing so?:</text:span><text:span text:style-name="T1"><text:line-break/>I contributed to several hundred open source projects, most notably to the tox automation project and the Launchpad project, which is a foundational part of Canonical and Ubuntu. I love how every contribution can be a force multiplier, effecting thousands or even millions of users worldwide!</text:span></text:p>
      <text:p text:style-name="Normal"><text:soft-page-break/><text:span text:style-name="T2">In your opinion, what is the best way to start contributing to an open project?:</text:span><text:span text:style-name="T1"><text:line-break/>This is highly personal. Some people just choose an interesting project and start contributing. I always had a need for a bug fix or a new feature, and in order to get that done I started contributing.</text:span></text:p>
      <text:p text:style-name="Normal"><text:span text:style-name="T2">Is it your first time in OpenSouthCode? If yes: How did you get to know us?:</text:span><text:span text:style-name="T1"><text:line-break/>Yes! This is my first time and I am absolutely excited! I learned about OpenSouthCode by a very fortunate coincidence!</text:span></text:p>
      <text:p text:style-name="Normal"><text:span text:style-name="T2">And finally, a little-known detail about you from your childhood: your favorite toy, what did you like to break, did you eat well or were a pain at the table... Tell us your story.:</text:span><text:span text:style-name="T1"><text:line-break/>My grandfather owned a small sawmill. I loved to stay with him and ride the railway wagon, instead of going to kindergarte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6" text:outline-level="2"><text:soft-page-break/></text:h>
      <text:h text:style-name="P3" text:outline-level="2">Juan M. Tirado</text:h>
      <text:p text:style-name="Normal"><text:span text:style-name="T1"/></text:p>
      <text:p text:style-name="Normal"><text:span text:style-name="T2">Could you introduce yourself briefly? What do you do and what are your hobbies?:</text:span><text:span text:style-name="T1"><text:line-break/>I help companies to develop solutions that enable users to develop the next generation of distributed systems. I've participated in some startups and I currently work at Canonical. I hold a PhD in computer science and I've been a researcher at the Universidad Carlos III, INRIA, and the University of Cambridge. In my free time, I enjoy (in no particular order) guitar, mountaineering, and tapas.</text:span></text:p>
      <text:p text:style-name="Normal"><text:span text:style-name="T2">What exactly will you talk about in your talk/workshop? Why did you choose that topic?:</text:span><text:span text:style-name="T1"><text:line-break/>I will introduce Juju to the audience and show them how deploying and maintaining complex applications can be easy. I chose that topic for two reasons. First, I work in the Juju project. Second, I want to share with the audience what are the current efforts Canonical is doing to define how software will be in the next years.</text:span></text:p>
      <text:p text:style-name="Normal"><text:span text:style-name="T2">What would you like to achieve by connecting with the audience with the talk/workshop?:</text:span><text:span text:style-name="T1"><text:line-break/>I would like people to feel curious about all the ideas presented in the talk. And hopefully, many people will install Juju and start writing their own charms after this talk.</text:span></text:p>
      <text:p text:style-name="Normal"><text:span text:style-name="T2">What is your favorite programming language?:</text:span><text:span text:style-name="T1"><text:line-break/>Go</text:span></text:p>
      <text:p text:style-name="Normal"><text:span text:style-name="T2">What is your favorite editor or programming environment?:</text:span><text:span text:style-name="T1"><text:line-break/>Emacs</text:span></text:p>
      <text:p text:style-name="Normal"><text:span text:style-name="T2">What free software project you couldn't live without would you recommend?:</text:span><text:span text:style-name="T1"><text:line-break/>Ubuntu</text:span></text:p>
      <text:p text:style-name="Normal"><text:span text:style-name="T2">What was your first experience with free software/hardware?:</text:span><text:span text:style-name="T1"><text:line-break/>Good question. I think it was Red Hat. At that time you could borrow the 7 CDs from the distribution at the library. Why so many CDs? Well, there you had the packages and the documentation. Internet connectivity was a thing those days...</text:span></text:p>
      <text:p text:style-name="Normal"><text:span text:style-name="T2">What was your first contact with free software/hardware?:</text:span><text:span text:style-name="T1"><text:line-break/>I developed my first free software after joining my first research group at the university.</text:span></text:p>
      <text:p text:style-name="Normal"><text:span text:style-name="T2">Do you contribute to free software/hardware? If yes: What is your main motivation for doing so?:</text:span><text:span text:style-name="T1"><text:line-break/>I currently work for Canonical... we only develop free software. I'm strongly convinced that many of the most amazing advances in our society in the latest 30 years are partly due to the collective effort done in free software. Do you imagine sending a man to Mars using privative software...? Me neither.</text:span></text:p>
      <text:p text:style-name="Normal"><text:span text:style-name="T2">In your opinion, what is the best way to start contributing to an open project?:</text:span><text:span text:style-name="T1"><text:line-break/>Use the project. Download, compile it, play with it. If you find any issues report </text:span><text:soft-page-break/><text:span text:style-name="T1">them. Send your proposals. You don't have to be an expert programmer to contribute.</text:span></text:p>
      <text:p text:style-name="Normal"><text:span text:style-name="T2">Is it your first time in OpenSouthCode? If yes: How did you get to know us?:</text:span><text:span text:style-name="T1"><text:line-break/>Yes it is. Word of mouth.</text:span></text:p>
      <text:p text:style-name="Normal"><text:span text:style-name="T2">And finally, a little-known detail about you from your childhood: your favorite toy, what did you like to break, did you eat well or were a pain at the table... Tell us your story.:</text:span><text:span text:style-name="T1"><text:line-break/>nan</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 text:outline-level="2"><text:soft-page-break/>Kris Buytaert</text:h>
      <text:p text:style-name="Normal"><text:span text:style-name="T1"/></text:p>
      <text:p text:style-name="Normal"><text:span text:style-name="T2">Could you introduce yourself briefly? What do you do and what are your hobbies?:</text:span><text:span text:style-name="T1"><text:line-break/>I've been working with and on Open Source for the better part of the past 3 decades, helping organisations to adopt Open Source to improve their business, while contributing to different ecosystems all over the place. <text:s text:c="2"/>Next to work I build quite a lot of Lego, and I try to find <text:s/>geocaches wherever I go.</text:span></text:p>
      <text:p text:style-name="Normal"><text:span text:style-name="T2">What exactly will you talk about in your talk/workshop? Why did you choose that topic?:</text:span><text:span text:style-name="T1"><text:line-break/>I've been "observing" <text:s/>the open source monitoring industry for quite a while now, my talk will try to give people a better insight in what is out there today and what's happening.</text:span></text:p>
      <text:p text:style-name="Normal"><text:span text:style-name="T2">What would you like to achieve by connecting with the audience with the talk/workshop?:</text:span><text:span text:style-name="T1"><text:line-break/>Preventing them from making trivial mistakes :)</text:span></text:p>
      <text:p text:style-name="Normal"><text:span text:style-name="T2">What is your favorite programming language?:</text:span><text:span text:style-name="T1"><text:line-break/>None <text:s/>really :)</text:span></text:p>
      <text:p text:style-name="Normal"><text:span text:style-name="T2">What is your favorite editor or programming environment?:</text:span><text:span text:style-name="T1"><text:line-break/>vim</text:span></text:p>
      <text:p text:style-name="Normal"><text:span text:style-name="T2">What free software project you couldn't live without would you recommend?:</text:span><text:span text:style-name="T1"><text:line-break/>Puppet, there still is nothing out there that compares to it when you need desired state infrastructure configuration</text:span></text:p>
      <text:p text:style-name="Normal"><text:span text:style-name="T2">What was your first experience with free software/hardware?:</text:span><text:span text:style-name="T1"><text:line-break/>Installing Linux on my i386 <text:s/>PC , learned a lot from the experience :)</text:span></text:p>
      <text:p text:style-name="Normal"><text:span text:style-name="T2">What was your first contact with free software/hardware?:</text:span><text:span text:style-name="T1"><text:line-break/>Linux 0.98</text:span></text:p>
      <text:p text:style-name="Normal"><text:span text:style-name="T2">Do you contribute to free software/hardware? If yes: What is your main motivation for doing so?:</text:span><text:span text:style-name="T1"><text:line-break/>Yes, not as much as I used to recently, but I always try to contribute to the projects I use , one way or another.</text:span></text:p>
      <text:p text:style-name="Normal"><text:span text:style-name="T2">In your opinion, what is the best way to start contributing to an open project?:</text:span><text:span text:style-name="T1"><text:line-break/>It depends on the project ... :)</text:span></text:p>
      <text:p text:style-name="Normal"><text:span text:style-name="T2">Is it your first time in OpenSouthCode? If yes: How did you get to know us?:</text:span><text:span text:style-name="T1"><text:line-break/>The Internet ..</text:span></text:p>
      <text:p text:style-name="Normal"><text:span text:style-name="T2">And finally, a little-known detail about you from your childhood: your favorite toy, what did you like to break, did you eat well or were a pain at the table... Tell us your story.:</text:span><text:span text:style-name="T1"><text:line-break/>nan</text:span></text:p>
      <text:h text:style-name="P6" text:outline-level="2"><text:soft-page-break/></text:h>
      <text:h text:style-name="P3" text:outline-level="2">Juanmi Taboada</text:h>
      <text:p text:style-name="Normal"><text:span text:style-name="T1"/></text:p>
      <text:p text:style-name="Normal"><text:span text:style-name="T2">Could you introduce yourself briefly? What do you do and what are your hobbies?:</text:span><text:span text:style-name="T1"><text:line-break/>Hello, I am Juanmi Taboada, a Linux enthusiast from 1998 and a Python developer from 2006, even if my favourite programming language is C. I am a core developer of CODENERIX OpenSource and Alioli ROV Submarine Drone. I practice yoga daily, and in my spare time, I love reading, listening to music and hiking.</text:span></text:p>
      <text:p text:style-name="Normal"><text:span text:style-name="T2">What exactly will you talk about in your talk/workshop? Why did you choose that topic?:</text:span><text:span text:style-name="T1"><text:line-break/>I will talk about the main reason for building an ROV Submarine Drone, what design decisions I made on hardware and software, and failures during the development and my learning from it.</text:span></text:p>
      <text:p text:style-name="Normal"><text:span text:style-name="T2">What would you like to achieve by connecting with the audience with the talk/workshop?:</text:span><text:span text:style-name="T1"><text:line-break/>I would like them to feel more confident when starting any crazy project that seems a great idea. I want to share my failures and my learnings from them with the audience. Every great project is full of successes and failures. And finally, why sharing the software and the circuit schemas with the community is a great idea.</text:span></text:p>
      <text:p text:style-name="Normal"><text:span text:style-name="T2">What is your favorite programming language?:</text:span><text:span text:style-name="T1"><text:line-break/>C gives me life and Python extends it</text:span></text:p>
      <text:p text:style-name="Normal"><text:span text:style-name="T2">What is your favorite editor or programming environment?:</text:span><text:span text:style-name="T1"><text:line-break/>Vim</text:span></text:p>
      <text:p text:style-name="Normal"><text:span text:style-name="T2">What free software project you couldn't live without would you recommend?:</text:span><text:span text:style-name="T1"><text:line-break/>Linux</text:span></text:p>
      <text:p text:style-name="Normal"><text:span text:style-name="T2">What was your first experience with free software/hardware?:</text:span><text:span text:style-name="T1"><text:line-break/>First time I tried free software was Linux, actually Red Hat Linux when I was starting studying in the University. We use to organize parties during weekends to play Quake, compile kernels and create our first LAMP servers including Qmail and Mutt.</text:span></text:p>
      <text:p text:style-name="Normal"><text:span text:style-name="T2">What was your first contact with free software/hardware?:</text:span><text:span text:style-name="T1"><text:line-break/>Red Hat Linux</text:span></text:p>
      <text:p text:style-name="Normal"><text:span text:style-name="T2">Do you contribute to free software/hardware? If yes: What is your main motivation for doing so?:</text:span><text:span text:style-name="T1"><text:line-break/>Yes I do, I work in several Open Source projects (CODENERIX, RedisMultiplexer, Lanscape from Canonical and Alioli ROV Submarine Drone). I want to give back as much as I take from the community. It is a life philosophy.</text:span></text:p>
      <text:p text:style-name="Normal"><text:span text:style-name="T2">In your opinion, what is the best way to start contributing to an open project?:</text:span><text:span text:style-name="T1"><text:line-break/>Collaborate in some Open Source projects (get it to your computer and make it work, then modify and play with it, and finally try to solve some bugs). You can </text:span><text:soft-page-break/><text:span text:style-name="T1">also create a new project and share it with everybody; this was my first approach, but I feel I learned more when collaborating with a community.</text:span></text:p>
      <text:p text:style-name="Normal"><text:span text:style-name="T2">Is it your first time in OpenSouthCode? If yes: How did you get to know us?:</text:span><text:span text:style-name="T1"><text:line-break/>No, I am a senior. I have been in every edition. ^_^</text:span></text:p>
      <text:p text:style-name="Normal"><text:span text:style-name="T2">And finally, a little-known detail about you from your childhood: your favorite toy, what did you like to break, did you eat well or were a pain at the table... Tell us your story.:</text:span><text:span text:style-name="T1"><text:line-break/>I loved playing with TENTE (the old version of LEGO). I liked building robots, putting every piece together, and letting my imagination fly away. I played all day long, building new things that weren't in manuals. I always was available to open any broken device to try to repair it. I had a very happy childhood, but I was definitely a pain on the table during lunch.</text:span></text:p>
      <text:p text:style-name="P7"/>
      <text:p text:style-name="P9"/>
      <text:h text:style-name="P4" text:outline-level="2"><text:soft-page-break/></text:h>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4" text:outline-level="2"/>
      <text:h text:style-name="P5" text:outline-level="2"/>
      <text:p text:style-name="P8"/>
      <text:p text:style-name="P8"/>
      <text:h text:style-name="P4" text:outline-level="2"><text:soft-page-break/></text:h>
      <text:h text:style-name="P4" text:outline-level="2"/>
      <text:h text:style-name="P4" text:outline-level="2">Lina Ceballos</text:h>
      <text:p text:style-name="P1"><text:span text:style-name="T1"/></text:p>
      <text:p text:style-name="Normal"><text:span text:style-name="T2">Could you introduce yourself briefly? What do you do and what are your hobbies?:</text:span><text:span text:style-name="T1"><text:line-break/>Policy Project Manager at the Free Software Foundation Europe. I'm somewhere between digital rights, movies and photography. Plus, training my cat to do fun tricks :P</text:span></text:p>
      <text:p text:style-name="Normal"><text:span text:style-name="T2">What exactly will you talk about in your talk/workshop? Why did you choose that topic?:</text:span><text:span text:style-name="T1"><text:line-break/>I want to go throughout some of the recently EU policy topics discussed at the moment, and to what extend they will affect the Free Software ecosystem. I want to give a focus on the Interoperable Europe Act. We should all know these topics :)</text:span></text:p>
      <text:p text:style-name="Normal"><text:span text:style-name="T2">What would you like to achieve by connecting with the audience with the talk/workshop?:</text:span><text:span text:style-name="T1"><text:line-break/>nan</text:span></text:p>
      <text:p text:style-name="Normal"><text:span text:style-name="T2">What is your favorite programming language?:</text:span><text:span text:style-name="T1"><text:line-break/>nan</text:span></text:p>
      <text:p text:style-name="Normal"><text:span text:style-name="T2">What is your favorite editor or programming environment?:</text:span><text:span text:style-name="T1"><text:line-break/>nan</text:span></text:p>
      <text:p text:style-name="Normal"><text:span text:style-name="T2">What free software project you couldn't live without would you recommend?:</text:span><text:span text:style-name="T1"><text:line-break/>nan</text:span></text:p>
      <text:p text:style-name="Normal"><text:span text:style-name="T2">What was your first experience with free software/hardware?:</text:span><text:span text:style-name="T1"><text:line-break/>nan</text:span></text:p>
      <text:p text:style-name="Normal"><text:span text:style-name="T2">What was your first contact with free software/hardware?:</text:span><text:span text:style-name="T1"><text:line-break/>nan</text:span></text:p>
      <text:p text:style-name="Normal"><text:span text:style-name="T2">Do you contribute to free software/hardware? If yes: What is your main motivation for doing so?:</text:span><text:span text:style-name="T1"><text:line-break/>nan</text:span></text:p>
      <text:p text:style-name="Normal"><text:span text:style-name="T2">In your opinion, what is the best way to start contributing to an open project?:</text:span><text:span text:style-name="T1"><text:line-break/>nan</text:span></text:p>
      <text:p text:style-name="Normal"><text:span text:style-name="T2">Is it your first time in OpenSouthCode? If yes: How did you get to know us?:</text:span><text:span text:style-name="T1"><text:line-break/>nan</text:span></text:p>
      <text:p text:style-name="Normal"><text:span text:style-name="T2">And finally, a little-known detail about you from your childhood: your favorite toy, what did you like to break, did you eat well or were a pain at the table... Tell us your story.:</text:span><text:span text:style-name="T1"><text:line-break/>I had this very weird thing of eating soap whenever taking a shower :P</text:span></text:p>
      <text:h text:style-name="P6" text:outline-level="2"><text:soft-page-break/></text:h>
      <text:h text:style-name="P3" text:outline-level="2">Haim Raitsev</text:h>
      <text:p text:style-name="Normal"><text:span text:style-name="T1"/></text:p>
      <text:p text:style-name="Normal"><text:span text:style-name="T2">Could you introduce yourself briefly? What do you do and what are your hobbies?:</text:span><text:span text:style-name="T1"><text:line-break/>I am an engineering manager @ Cisco Tel Aviv. I'm passionate about computers, technology, and observability. I also love to travel the world.</text:span></text:p>
      <text:p text:style-name="Normal"><text:span text:style-name="T2">What exactly will you talk about in your talk/workshop? Why did you choose that topic?:</text:span><text:span text:style-name="T1"><text:line-break/>I am going to talk about OpenTelemetry, observability, and Teletrace, our open-source distributed tracing tool. I think it's a good tool that can help you to find the root cause analysis in your system fast and leverage your debugging skills to the next level.</text:span></text:p>
      <text:p text:style-name="Normal"><text:span text:style-name="T2">What would you like to achieve by connecting with the audience with the talk/workshop?:</text:span><text:span text:style-name="T1"><text:line-break/>Show them the next generation of observability/monitoring.</text:span></text:p>
      <text:p text:style-name="Normal"><text:span text:style-name="T2">What is your favorite programming language?:</text:span><text:span text:style-name="T1"><text:line-break/>Javascript</text:span></text:p>
      <text:p text:style-name="Normal"><text:span text:style-name="T2">What is your favorite editor or programming environment?:</text:span><text:span text:style-name="T1"><text:line-break/>VS code</text:span></text:p>
      <text:p text:style-name="Normal"><text:span text:style-name="T2">What free software project you couldn't live without would you recommend?:</text:span><text:span text:style-name="T1"><text:line-break/>K8s</text:span></text:p>
      <text:p text:style-name="Normal"><text:span text:style-name="T2">What was your first experience with free software/hardware?:</text:span><text:span text:style-name="T1"><text:line-break/>At age 14 I built a website for a school project.</text:span></text:p>
      <text:p text:style-name="Normal"><text:span text:style-name="T2">What was your first contact with free software/hardware?:</text:span><text:span text:style-name="T1"><text:line-break/>Linux at school</text:span></text:p>
      <text:p text:style-name="Normal"><text:span text:style-name="T2">Do you contribute to free software/hardware? If yes: What is your main motivation for doing so?:</text:span><text:span text:style-name="T1"><text:line-break/>Yea Teletrace is my and my team mates project. Check out the link: https://github.com/teletrace/teletrace</text:span></text:p>
      <text:p text:style-name="Normal"><text:span text:style-name="T2">In your opinion, what is the best way to start contributing to an open project?:</text:span><text:span text:style-name="T1"><text:line-break/>A project you feel connected to and has a good README and with "good first issue" label.</text:span></text:p>
      <text:p text:style-name="Normal"><text:span text:style-name="T2">Is it your first time in OpenSouthCode? If yes: How did you get to know us?:</text:span><text:span text:style-name="T1"><text:line-break/>Yes, from a friend</text:span></text:p>
      <text:p text:style-name="Normal"><text:span text:style-name="T2">And finally, a little-known detail about you from your childhood: your favorite toy, what did you like to break, did you eat well or were a pain at the table... Tell us your story.:</text:span><text:span text:style-name="T1"><text:line-break/>I really like superheroes since I was a kid, and have a pop toy collection.</text:span></text:p>
      <text:h text:style-name="P6" text:outline-level="2"><text:soft-page-break/></text:h>
      <text:h text:style-name="P3" text:outline-level="2">Juanlu Hidalgo</text:h>
      <text:p text:style-name="Normal"><text:span text:style-name="T1"/></text:p>
      <text:p text:style-name="Normal"><text:span text:style-name="T2">Could you introduce yourself briefly? What do you do and what are your hobbies?:</text:span><text:span text:style-name="T1"><text:line-break/>I'm from Malaga and I'm working as Solutions Architect at TheWorkshop, my experience is about Big Data and streaming. My hobbies are going cycling and spending time with my family.</text:span></text:p>
      <text:p text:style-name="Normal"><text:span text:style-name="T2">What exactly will you talk about in your talk/workshop? Why did you choose that topic?:</text:span><text:span text:style-name="T1"><text:line-break/>I'll talk about ksqldb and its benefits. I've chosen this topic because I think people can take advantage of using ksqldb to leverage their products and save development time.</text:span></text:p>
      <text:p text:style-name="Normal"><text:span text:style-name="T2">What would you like to achieve by connecting with the audience with the talk/workshop?:</text:span><text:span text:style-name="T1"><text:line-break/>I'd like people to understand how ksqldb works and the benefits you can get of using it.</text:span></text:p>
      <text:p text:style-name="Normal"><text:span text:style-name="T2">What is your favorite programming language?:</text:span><text:span text:style-name="T1"><text:line-break/>Java</text:span></text:p>
      <text:p text:style-name="Normal"><text:span text:style-name="T2">What is your favorite editor or programming environment?:</text:span><text:span text:style-name="T1"><text:line-break/>IntelliJ</text:span></text:p>
      <text:p text:style-name="Normal"><text:span text:style-name="T2">What free software project you couldn't live without would you recommend?:</text:span><text:span text:style-name="T1"><text:line-break/>Apache Kafka</text:span></text:p>
      <text:p text:style-name="Normal"><text:span text:style-name="T2">What was your first experience with free software/hardware?:</text:span><text:span text:style-name="T1"><text:line-break/>Using Apache Flink</text:span></text:p>
      <text:p text:style-name="Normal"><text:span text:style-name="T2">What was your first contact with free software/hardware?:</text:span><text:span text:style-name="T1"><text:line-break/>Asking questions in Apache Flink forums</text:span></text:p>
      <text:p text:style-name="Normal"><text:span text:style-name="T2">Do you contribute to free software/hardware? If yes: What is your main motivation for doing so?:</text:span><text:span text:style-name="T1"><text:line-break/>I've been in contact with Apache Flink contributors. Also I published in github a java client sdk to share with the community</text:span></text:p>
      <text:p text:style-name="Normal"><text:span text:style-name="T2">In your opinion, what is the best way to start contributing to an open project?:</text:span><text:span text:style-name="T1"><text:line-break/>Providing feedback via feature requests and contributing providing a pull request if possible</text:span></text:p>
      <text:p text:style-name="Normal"><text:span text:style-name="T2">Is it your first time in OpenSouthCode? If yes: How did you get to know us?:</text:span><text:span text:style-name="T1"><text:line-break/>yes, I knew you via my company</text:span></text:p>
      <text:p text:style-name="Normal"><text:span text:style-name="T2">And finally, a little-known detail about you from your childhood: your favorite toy, what did you like to break, did you eat well or were a pain at the table... Tell us your story.:</text:span><text:span text:style-name="T1"><text:line-break/>I ate too well so I had to go to the gym when I was a teenager :)</text:span></text:p>
      <text:h text:style-name="P3" text:outline-level="2"><text:soft-page-break/>Ignacio Martínez de Victoria</text:h>
      <text:p text:style-name="Normal"><text:span text:style-name="T1"/></text:p>
      <text:p text:style-name="Normal"><text:span text:style-name="T2">Could you introduce yourself briefly? What do you do and what are your hobbies?:</text:span><text:span text:style-name="T1"><text:line-break/>I am a software engineer with more than 13 years of experience in IT, currently working as a solution architect. I am passionate about architecture and using technology to deliver the right product in an optimal way, with clear vision on efficiency and maintainability. Proud father of two children, food lover and occasional paddle player.</text:span></text:p>
      <text:p text:style-name="Normal"><text:span text:style-name="T2">What exactly will you talk about in your talk/workshop? Why did you choose that topic?:</text:span><text:span text:style-name="T1"><text:line-break/>I will give a workshop about how to use contract testing with pact in a real world use case and which are the benefits of using contract testing in a microservice architecture</text:span></text:p>
      <text:p text:style-name="Normal"><text:span text:style-name="T2">What would you like to achieve by connecting with the audience with the talk/workshop?:</text:span><text:span text:style-name="T1"><text:line-break/>I would like the audience to get more awareness about contract testing so they can apply to their day to day work when it is feasible and benefit from that</text:span></text:p>
      <text:p text:style-name="Normal"><text:span text:style-name="T2">What is your favorite programming language?:</text:span><text:span text:style-name="T1"><text:line-break/>Java</text:span></text:p>
      <text:p text:style-name="Normal"><text:span text:style-name="T2">What is your favorite editor or programming environment?:</text:span><text:span text:style-name="T1"><text:line-break/>Visual Studio Code</text:span></text:p>
      <text:p text:style-name="Normal"><text:span text:style-name="T2">What free software project you couldn't live without would you recommend?:</text:span><text:span text:style-name="T1"><text:line-break/>Linux</text:span></text:p>
      <text:p text:style-name="Normal"><text:span text:style-name="T2">What was your first experience with free software/hardware?:</text:span><text:span text:style-name="T1"><text:line-break/>Use some cool C based image processing libraries during my CS degree</text:span></text:p>
      <text:p text:style-name="P1"><text:span text:style-name="T2">What was your first contact with free software/hardware?:</text:span><text:span text:style-name="T1"><text:line-break/>At the University</text:span></text:p>
      <text:p text:style-name="P1"><text:span text:style-name="T2">Do you contribute to free software/hardware? If yes: What is your main motivation for doing so?:</text:span><text:span text:style-name="T1"><text:line-break/>Very occasionally to open source libraries. Main motivation is to improve the software whenever is lacking something you need and you think it could be a good addition, or just fixing defects that could be affecting you</text:span></text:p>
      <text:p text:style-name="Normal"><text:span text:style-name="T2">In your opinion, what is the best way to start contributing to an open project?:</text:span><text:span text:style-name="T1"><text:line-break/>Fixing defects is a good way as you will start understanding the inners of the software and fixing or creating tests that demonstrate your knowledge</text:span></text:p>
      <text:p text:style-name="Normal"><text:span text:style-name="T2">Is it your first time in OpenSouthCode? If yes: How did you get to know us?:</text:span><text:span text:style-name="T1"><text:line-break/>Yes. Promotional content on Internet and in my current company…..</text:span><text:span text:style-name="T2">And finally, a little-known detail about you from your childhood: your favorite toy, what did you like to break, did you eat well or were a pain at the table... Tell us your story.:</text:span><text:span text:style-name="T1"><text:line-break/>I am a huge fan of Monkey Island gam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libri" svg:font-family="Calibri"/>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US" style:font-name-asian="Calibri" style:font-size-asian="11pt" style:language-asian="zh" style:country-asian="CN" style:font-name-complex="Calibri" style:font-size-complex="11pt" style:language-complex="hi" style:country-complex="IN"/>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loext:opacity="0%" style:font-name="Calibri" fo:font-size="11pt" fo:language="en" fo:country="US" style:font-name-asian="Calibri" style:font-size-asian="11pt" style:language-asian="zh" style:country-asian="CN" style:font-name-complex="Calibri" style:font-size-complex="11pt" style:language-complex="hi" style:country-complex="IN"/>
    </style:default-style>
    <style:default-style style:family="table">
      <style:table-properties table:border-model="collapsing"/>
    </style:default-style>
    <style:default-style style:family="table-row">
      <style:table-row-properties fo:keep-together="always"/>
    </style:default-style>
    <style:style style:name="Standard" style:family="paragraph" style:class="text"/>
    <style:style style:name="Normal" style:family="paragraph">
      <style:paragraph-properties fo:margin-top="0cm" fo:margin-bottom="0.282cm" style:contextual-spacing="false" fo:orphans="2" fo:widows="2"/>
      <style:text-properties fo:font-size="11pt" style:font-size-asian="11pt"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2" style:display-name="Heading 2" style:family="paragraph" style:parent-style-name="Normal" style:default-outline-level="2" style:class="text">
      <style:paragraph-properties fo:margin-top="0.423cm" fo:margin-bottom="0.106cm" style:contextual-spacing="false" fo:keep-with-next="always"/>
      <style:text-properties style:font-name="Arial" fo:font-family="Arial" fo:font-size="14pt" fo:font-style="italic" fo:font-weight="bold" style:font-size-asian="14pt" style:font-style-asian="italic" style:font-weight-asian="bold" style:font-name-complex="Arial" style:font-family-complex="Arial" style:font-size-complex="14pt" style:font-style-complex="italic" style:font-weight-complex="bold"/>
    </style:style>
    <style:style style:name="Default_20_Paragraph_20_Font" style:display-name="Default Paragraph Font"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
    <meta:initial-creator/>
    <meta:editing-cycles>2</meta:editing-cycles>
    <dc:date>2023-06-03T09:39:42.672950236</dc:date>
    <meta:editing-duration>PT9M54S</meta:editing-duration>
    <meta:document-statistic meta:table-count="0" meta:image-count="0" meta:object-count="0" meta:page-count="12" meta:paragraph-count="103" meta:word-count="3212" meta:character-count="18548" meta:non-whitespace-character-count="15433"/>
  </office:meta>
</office:document-meta>
</file>